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5.6cm" svg:height="0.8cm" svg:x="1cm" svg:y="1cm">
          <text:p text:style-name="P1"><text:span text:style-name="T1">Application</text:span></text:p>
        </draw:rect>
        <draw:rect draw:style-name="gr1" draw:text-style-name="P4" draw:layer="layout" svg:width="5.6cm" svg:height="1.3cm" svg:x="1cm" svg:y="1.8cm">
          <text:p text:style-name="P3"><text:span text:style-name="T1">+ admin(): Result</text:span></text:p>
          <text:p text:style-name="P3"><text:span text:style-name="T1">+ init(): Result</text:span></text:p>
        </draw:rect>
        <draw:rect draw:style-name="gr1" draw:text-style-name="P2" draw:layer="layout" svg:width="5.6cm" svg:height="0.8cm" svg:x="7.5cm" svg:y="1cm">
          <text:p text:style-name="P1"><text:span text:style-name="T1">Challenge Controller</text:span></text:p>
        </draw:rect>
        <draw:rect draw:style-name="gr1" draw:text-style-name="P4" draw:layer="layout" svg:width="5.6cm" svg:height="2.6cm" svg:x="7.5cm" svg:y="1.8cm">
          <text:p text:style-name="P3"><text:span text:style-name="T1">+ index(): Result</text:span></text:p>
          <text:p text:style-name="P3"><text:span text:style-name="T1">+ view(id: Long): Result</text:span></text:p>
          <text:p text:style-name="P3"><text:span text:style-name="T1">+ create(): Result</text:span></text:p>
          <text:p text:style-name="P3"><text:span text:style-name="T1">+ story(): Result</text:span></text:p>
          <text:p text:style-name="P3"><text:span text:style-name="T1">+ trivia(): Result</text:span></text:p>
          <text:p text:style-name="P3"><text:span text:style-name="T1">+ homework(): Result</text:span></text:p>
        </draw:rect>
        <draw:rect draw:style-name="gr1" draw:text-style-name="P2" draw:layer="layout" svg:width="5.9cm" svg:height="0.8cm" svg:x="1cm" svg:y="3.4cm">
          <text:p text:style-name="P1"><text:span text:style-name="T1">HighScoreController</text:span></text:p>
        </draw:rect>
        <draw:rect draw:style-name="gr1" draw:text-style-name="P4" draw:layer="layout" svg:width="5.9cm" svg:height="2.6cm" svg:x="1cm" svg:y="4.2cm">
          <text:p text:style-name="P3"><text:span text:style-name="T1">+ byPoints(): Result</text:span></text:p>
          <text:p text:style-name="P3"><text:span text:style-name="T1">+ byTime(): Result</text:span></text:p>
          <text:p text:style-name="P3"><text:span text:style-name="T1">+ byRuns(): Result</text:span></text:p>
          <text:p text:style-name="P3"><text:span text:style-name="T1">+ bySQL(): Result</text:span></text:p>
          <text:p text:style-name="P3"><text:span text:style-name="T1">+ byRate(): Result</text:span></text:p>
          <text:p text:style-name="P3"><text:span text:style-name="T1">+ ownRanking(own: Profile): Result</text:span></text:p>
        </draw:rect>
        <draw:rect draw:style-name="gr1" draw:text-style-name="P2" draw:layer="layout" svg:width="5.6cm" svg:height="0.8cm" svg:x="7.5cm" svg:y="4.7cm">
          <text:p text:style-name="P1"><text:span text:style-name="T1">ItemController</text:span></text:p>
        </draw:rect>
        <draw:rect draw:style-name="gr2" draw:text-style-name="P4" draw:layer="layout" svg:width="5.6cm" svg:height="1.3cm" svg:x="7.5cm" svg:y="5.5cm">
          <text:p/>
        </draw:rect>
        <draw:rect draw:style-name="gr1" draw:text-style-name="P2" draw:layer="layout" svg:width="5.6cm" svg:height="0.8cm" svg:x="1cm" svg:y="7.2cm">
          <text:p text:style-name="P1"><text:span text:style-name="T1">ProfileController</text:span></text:p>
        </draw:rect>
        <draw:rect draw:style-name="gr1" draw:text-style-name="P4" draw:layer="layout" svg:width="5.6cm" svg:height="1.8cm" svg:x="1cm" svg:y="8cm">
          <text:p text:style-name="P3"><text:span text:style-name="T1">+ index(): Result</text:span></text:p>
          <text:p text:style-name="P3"><text:span text:style-name="T1">+ view(id: long): Result</text:span></text:p>
          <text:p text:style-name="P3"><text:span text:style-name="T1">+ character(): Result</text:span></text:p>
          <text:p text:style-name="P3"><text:span text:style-name="T1">+ inventory(): Result</text:span></text:p>
        </draw:rect>
        <draw:rect draw:style-name="gr1" draw:text-style-name="P2" draw:layer="layout" svg:width="5.6cm" svg:height="0.8cm" svg:x="7.1cm" svg:y="7.2cm">
          <text:p text:style-name="P1"><text:span text:style-name="T1">SessionController</text:span></text:p>
        </draw:rect>
        <draw:rect draw:style-name="gr1" draw:text-style-name="P4" draw:layer="layout" svg:width="5.6cm" svg:height="1.1cm" svg:x="7.1cm" svg:y="8cm">
          <text:p text:style-name="P3"><text:span text:style-name="T1">+ create(): Result</text:span></text:p>
          <text:p text:style-name="P3"><text:span text:style-name="T1">+ delete(): Result</text:span></text:p>
        </draw:rect>
        <draw:rect draw:style-name="gr1" draw:text-style-name="P2" draw:layer="layout" svg:width="5.6cm" svg:height="0.8cm" svg:x="7.1cm" svg:y="9.5cm">
          <text:p text:style-name="P1"><text:span text:style-name="T1">SettingsController</text:span></text:p>
        </draw:rect>
        <draw:rect draw:style-name="gr1" draw:text-style-name="P4" draw:layer="layout" svg:width="5.6cm" svg:height="1.1cm" svg:x="7.1cm" svg:y="10.3cm">
          <text:p text:style-name="P3"><text:span text:style-name="T1">+ index(): Result</text:span></text:p>
          <text:p text:style-name="P3"><text:span text:style-name="T1">+ edit(): Result</text:span></text:p>
        </draw:rect>
        <draw:rect draw:style-name="gr1" draw:text-style-name="P2" draw:layer="layout" svg:width="5.6cm" svg:height="0.8cm" svg:x="1cm" svg:y="10.2cm">
          <text:p text:style-name="P1"><text:span text:style-name="T1">ShopController</text:span></text:p>
        </draw:rect>
        <draw:rect draw:style-name="gr1" draw:text-style-name="P4" draw:layer="layout" svg:width="5.6cm" svg:height="1.1cm" svg:x="1cm" svg:y="11cm">
          <text:p text:style-name="P3"><text:span text:style-name="T1">+ index(): Result</text:span></text:p>
          <text:p text:style-name="P3"><text:span text:style-name="T1">+ buy(id: Long): Result</text:span></text:p>
        </draw:rect>
        <draw:rect draw:style-name="gr1" draw:text-style-name="P2" draw:layer="layout" svg:width="6cm" svg:height="0.8cm" svg:x="7.1cm" svg:y="11.7cm">
          <text:p text:style-name="P1"><text:span text:style-name="T1">TaskController</text:span></text:p>
        </draw:rect>
        <draw:rect draw:style-name="gr1" draw:text-style-name="P4" draw:layer="layout" svg:width="6cm" svg:height="2.7cm" svg:x="7.1cm" svg:y="12.5cm">
          <text:p text:style-name="P3"><text:span text:style-name="T1">+ story(id: Long): Result</text:span></text:p>
          <text:p text:style-name="P3"><text:span text:style-name="T1">+ storySolve(id: Long): Result</text:span></text:p>
          <text:p text:style-name="P3"><text:span text:style-name="T1">+ trivia(): Result</text:span></text:p>
          <text:p text:style-name="P3"><text:span text:style-name="T1">+ triviaSolve(id: Long): Result</text:span></text:p>
          <text:p text:style-name="P3"><text:span text:style-name="T1">+ homework(): Result</text:span></text:p>
          <text:p text:style-name="P3"><text:span text:style-name="T1">+ homeworkSolve(id: Long): Result</text:span></text:p>
        </draw:rect>
        <draw:rect draw:style-name="gr1" draw:text-style-name="P2" draw:layer="layout" svg:width="5.6cm" svg:height="0.8cm" svg:x="1cm" svg:y="12.3cm">
          <text:p text:style-name="P1"><text:span text:style-name="T1">UserController</text:span></text:p>
        </draw:rect>
        <draw:rect draw:style-name="gr1" draw:text-style-name="P4" draw:layer="layout" svg:width="5.6cm" svg:height="1.4cm" svg:x="1cm" svg:y="13.1cm">
          <text:p text:style-name="P3"><text:span text:style-name="T1">+ create(): Result</text:span></text:p>
          <text:p text:style-name="P3"><text:span text:style-name="T1">+ edit(): Result</text:span></text:p>
          <text:p text:style-name="P3"><text:span text:style-name="T1">+ destroy(): Result</text:span></text:p>
        </draw:rect>
        <draw:rect draw:style-name="gr1" draw:text-style-name="P2" draw:layer="layout" svg:width="5cm" svg:height="0.8cm" svg:x="13.6cm" svg:y="-0.2cm">
          <text:p text:style-name="P1"><text:span text:style-name="T1">PlayerStats</text:span></text:p>
        </draw:rect>
        <draw:rect draw:style-name="gr1" draw:text-style-name="P4" draw:layer="layout" svg:width="5cm" svg:height="2.197cm" svg:x="13.6cm" svg:y="0.603cm">
          <text:p text:style-name="P3"><text:span text:style-name="T1">health: int</text:span></text:p>
          <text:p text:style-name="P3"><text:span text:style-name="T1">defense: int</text:span></text:p>
          <text:p text:style-name="P3"><text:span text:style-name="T1">speed: int</text:span></text:p>
          <text:p text:style-name="P3"><text:span text:style-name="T1">jump: int</text:span></text:p>
          <text:p text:style-name="P3"><text:span text:style-name="T1">+ slot: int</text:span></text:p>
        </draw:rect>
        <draw:rect draw:style-name="gr1" draw:text-style-name="P4" draw:layer="layout" svg:width="5cm" svg:height="2cm" svg:x="13.6cm" svg:y="2.8cm">
          <text:p text:style-name="P3"><text:span text:style-name="T1">+ toJson(): ObjectNode</text:span></text:p>
          <text:p text:style-name="P3"><text:span text:style-name="T1">+ add(playerStats: PlayerStats);</text:span></text:p>
          <text:p text:style-name="P3"><text:span text:style-name="T1">+ addBeltSlot();</text:span></text:p>
        </draw:rect>
        <draw:rect draw:style-name="gr1" draw:text-style-name="P2" draw:layer="layout" svg:width="6.6cm" svg:height="0.8cm" svg:x="18.8cm" svg:y="1cm">
          <text:p text:style-name="P1"><text:span text:style-name="T1">Random</text:span></text:p>
        </draw:rect>
        <draw:rect draw:style-name="gr1" draw:text-style-name="P4" draw:layer="layout" svg:width="6.6cm" svg:height="0.797cm" svg:x="18.8cm" svg:y="1.803cm">
          <text:p text:style-name="P3"><text:span text:style-name="T1">- rand: Random</text:span></text:p>
        </draw:rect>
        <draw:rect draw:style-name="gr1" draw:text-style-name="P4" draw:layer="layout" svg:width="6.6cm" svg:height="0.9cm" svg:x="18.8cm" svg:y="2.6cm">
          <text:p text:style-name="P3"><text:span text:style-name="T1">+ randomInt(min: int, max: int): int</text:span></text:p>
        </draw:rect>
        <draw:rect draw:style-name="gr1" draw:text-style-name="P2" draw:layer="layout" svg:width="6.6cm" svg:height="0.8cm" svg:x="13.5cm" svg:y="5.3cm">
          <text:p text:style-name="P1"><text:span text:style-name="T1">Settings</text:span></text:p>
        </draw:rect>
        <draw:rect draw:style-name="gr1" draw:text-style-name="P4" draw:layer="layout" svg:width="6.6cm" svg:height="0.997cm" svg:x="13.5cm" svg:y="6.103cm">
          <text:p text:style-name="P3"><text:span text:style-name="T1">- sound: boolean</text:span></text:p>
          <text:p text:style-name="P3"><text:span text:style-name="T1">- music: boolean</text:span></text:p>
        </draw:rect>
        <draw:rect draw:style-name="gr1" draw:text-style-name="P4" draw:layer="layout" svg:width="6.6cm" svg:height="1.2cm" svg:x="13.5cm" svg:y="7.1cm">
          <text:p text:style-name="P3"><text:span text:style-name="T1">+ getSettings(): ObjectNode</text:span></text:p>
          <text:p text:style-name="P3"><text:span text:style-name="T1">+ setSettings(json: JsonNode): boolean</text:span></text:p>
        </draw:rect>
        <draw:rect draw:style-name="gr1" draw:text-style-name="P2" draw:layer="layout" svg:width="7.9cm" svg:height="0.8cm" svg:x="13.5cm" svg:y="8.5cm">
          <text:p text:style-name="P1"><text:span text:style-name="T1">AdminSecured</text:span></text:p>
        </draw:rect>
        <draw:rect draw:style-name="gr1" draw:text-style-name="P4" draw:layer="layout" svg:width="7.9cm" svg:height="1.2cm" svg:x="13.5cm" svg:y="9.3cm">
          <text:p text:style-name="P3"><text:span text:style-name="T1">+ getUsername(cxt: Http.Context): String</text:span></text:p>
          <text:p text:style-name="P3"><text:span text:style-name="T1">+ onUnauthorized(context: Http.Context): Result</text:span></text:p>
        </draw:rect>
        <draw:rect draw:style-name="gr1" draw:text-style-name="P2" draw:layer="layout" svg:width="7.9cm" svg:height="0.8cm" svg:x="13.5cm" svg:y="10.9cm">
          <text:p text:style-name="P1"><text:span text:style-name="T1">CreatorSecured</text:span></text:p>
        </draw:rect>
        <draw:rect draw:style-name="gr1" draw:text-style-name="P4" draw:layer="layout" svg:width="7.9cm" svg:height="1.2cm" svg:x="13.5cm" svg:y="11.7cm">
          <text:p text:style-name="P3"><text:span text:style-name="T1">+ getUsername(cxt: Http.Context): String</text:span></text:p>
          <text:p text:style-name="P3"><text:span text:style-name="T1">+ onUnauthorized(context: Http.Context): Result</text:span></text:p>
        </draw:rect>
        <draw:rect draw:style-name="gr1" draw:text-style-name="P2" draw:layer="layout" svg:width="7.9cm" svg:height="0.8cm" svg:x="13.5cm" svg:y="13.4cm">
          <text:p text:style-name="P1"><text:span text:style-name="T1">StudentSecured</text:span></text:p>
        </draw:rect>
        <draw:rect draw:style-name="gr1" draw:text-style-name="P4" draw:layer="layout" svg:width="7.9cm" svg:height="1.2cm" svg:x="13.5cm" svg:y="14.2cm">
          <text:p text:style-name="P3"><text:span text:style-name="T1">+ getUsername(cxt: Http.Context): String</text:span></text:p>
          <text:p text:style-name="P3"><text:span text:style-name="T1">+ onUnauthorized(context: Http.Context): Result</text:span></text:p>
        </draw:rect>
        <draw:rect draw:style-name="gr1" draw:text-style-name="P2" draw:layer="layout" svg:width="7.9cm" svg:height="0.8cm" svg:x="13.5cm" svg:y="15.7cm">
          <text:p text:style-name="P1"><text:span text:style-name="T1">UserSecured</text:span></text:p>
        </draw:rect>
        <draw:rect draw:style-name="gr1" draw:text-style-name="P4" draw:layer="layout" svg:width="7.9cm" svg:height="1.2cm" svg:x="13.5cm" svg:y="16.5cm">
          <text:p text:style-name="P3"><text:span text:style-name="T1">+ getUsername(cxt: Http.Context): String</text:span></text:p>
          <text:p text:style-name="P3"><text:span text:style-name="T1">+ onUnauthorized(context: Http.Context): Result</text:span></text:p>
        </draw:rect>
        <draw:rect draw:style-name="gr1" draw:text-style-name="P2" draw:layer="layout" svg:width="4.7cm" svg:height="0.8cm" svg:x="13.5cm" svg:y="17.9cm">
          <text:p text:style-name="P1"><text:span text:style-name="T1">Global</text:span></text:p>
        </draw:rect>
        <draw:rect draw:style-name="gr1" draw:text-style-name="P4" draw:layer="layout" svg:width="4.7cm" svg:height="1.2cm" svg:x="13.5cm" svg:y="18.7cm">
          <text:p text:style-name="P3"><text:span text:style-name="T1">+ onStart(app: Application)</text:span></text:p>
          <text:p text:style-name="P3"><text:span text:style-name="T1">+ onStop(app: Application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is </meta:initial-creator>
    <meta:creation-date>2015-06-22T15:00:51.46</meta:creation-date>
    <meta:generator>OpenOffice/4.1.1$Win32 OpenOffice.org_project/411m6$Build-9775</meta:generator>
    <dc:date>2015-06-24T15:03:06.84</dc:date>
    <meta:editing-duration>PT43M22S</meta:editing-duration>
    <meta:editing-cycles>5</meta:editing-cycles>
    <meta:document-statistic meta:object-count="39"/>
  </office:meta>
</office:document-meta>
</file>